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194cm" style:rel-column-width="1811*"/>
    </style:style>
    <style:style style:name="Tabella1.B" style:family="table-column">
      <style:table-column-properties style:column-width="9.708cm" style:rel-column-width="5504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6cm" style:rel-column-width="90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text-properties style:font-name="Ubuntu Light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ext_20_body">
      <style:text-properties style:font-name="Ubuntu Light" fo:font-size="6pt" style:font-size-asian="5.25pt" style:font-size-complex="6pt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0" style:family="paragraph" style:parent-style-name="Table_20_Contents">
      <style:text-properties style:font-name="Ubuntu Light" fo:font-size="2pt" style:font-size-asian="1.75pt" style:font-size-complex="2pt"/>
    </style:style>
    <style:style style:name="P71" style:family="paragraph" style:parent-style-name="Table_20_Contents">
      <style:paragraph-properties fo:text-align="start" style:justify-single-word="false"/>
      <style:text-properties style:font-name="Ubuntu Light"/>
    </style:style>
    <style:style style:name="P72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72"><text:placeholder text:placeholder-type="text">&lt;o.partner_id.name&gt;</text:placeholder></text:p>
            <text:p text:style-name="P7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id.sql_customer_code&gt;</text:placeholder></text:p>
          </table:table-cell>
          <table:table-cell table:style-name="Tabella3.B2" office:value-type="string">
            <text:p text:style-name="P2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9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57"><text:placeholder text:placeholder-type="text">&lt;o.name[4:]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2">CONSIGNEE</text:span></text:p>
            <text:p text:style-name="P28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58"><text:placeholder text:placeholder-type="text">&lt;'%s' %(o.used_bank_id.bank_name) if o.used_bank_id else ''&gt;</text:placeholder></text:p>
            <text:p text:style-name="P5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2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5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77">COD<text:span text:style-name="T9">ICE</text:span> ART<text:span text:style-name="T9">ICOLO </text:span></text:p>
              <text:p text:style-name="P81"><text:span text:style-name="T9">ITEM</text:span></text:p>
            </table:table-cell>
            <table:table-cell table:style-name="Tabella1.B1" office:value-type="string">
              <text:p text:style-name="P75">DESCRIZIONE ARTICOLO </text:p>
              <text:p text:style-name="P76"><text:span text:style-name="T9">ITEM</text:span> DESCRIPTION</text:p>
            </table:table-cell>
            <table:table-cell table:style-name="Tabella1.C1" office:value-type="string">
              <text:p text:style-name="P83">COLORE </text:p>
              <text:p text:style-name="P82">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B1" office:value-type="string">
              <text:p text:style-name="P77">Q.TA'</text:p>
              <text:p text:style-name="P81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4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63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56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6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54"/>
          </table:table-cell>
          <table:table-cell table:style-name="Tabella1.B6" table:number-columns-spanned="2" office:value-type="string">
            <text:p text:style-name="P61"><text:placeholder text:placeholder-type="text">&lt;o.text_note_pre&gt;</text:placeholder></text:p>
          </table:table-cell>
          <table:covered-table-cell/>
          <table:table-cell table:style-name="Tabella1.D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5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60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38"><text:placeholder text:placeholder-type="text">&lt;l.product_id.colour or ''&gt;</text:placeholder></text:p>
          </table:table-cell>
          <table:table-cell table:style-name="Tabella1.D9" office:value-type="string">
            <text:p text:style-name="P39"><text:s/><text:placeholder text:placeholder-type="text">&lt;l.product_uom.name&gt;</text:placeholder></text:p>
          </table:table-cell>
          <table:table-cell table:style-name="Tabella1.E9" office:value-type="string">
            <text:p text:style-name="P6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5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2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54"/>
          </table:table-cell>
          <table:table-cell table:style-name="Tabella1.B12" table:number-columns-spanned="2" office:value-type="string">
            <text:p text:style-name="P61"><text:placeholder text:placeholder-type="text">&lt;o.text_note_post&gt;</text:placeholder></text:p>
          </table:table-cell>
          <table:covered-table-cell/>
          <table:table-cell table:style-name="Tabella1.D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3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53">NOTE / <text:span text:style-name="T10">NOTES</text:span></text:p>
            <text:p text:style-name="P37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7">TELEFONO / PHONE</text:p>
          </table:table-cell>
          <table:covered-table-cell/>
          <table:covered-table-cell/>
          <table:table-cell table:style-name="Tabella2.A1" office:value-type="string">
            <text:p text:style-name="P67">N. COLLI / COLLS</text:p>
          </table:table-cell>
          <table:table-cell table:style-name="Tabella2.A1" office:value-type="string">
            <text:p text:style-name="P41">PORTO / PORT</text:p>
          </table:table-cell>
          <table:table-cell table:style-name="Tabella2.F1" office:value-type="string">
            <text:p text:style-name="P67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8"/>
          </table:table-cell>
          <table:covered-table-cell/>
          <table:covered-table-cell/>
          <table:table-cell table:style-name="Tabella2.A2" office:value-type="string">
            <text:p text:style-name="P78"><text:placeholder text:placeholder-type="text">&lt;o.parcels&gt;</text:placeholder></text:p>
          </table:table-cell>
          <table:table-cell table:style-name="Tabella2.A2" office:value-type="string">
            <text:p text:style-name="P79"><text:placeholder text:placeholder-type="text">&lt;o.carriage_condition_id.name&gt;</text:placeholder></text:p>
          </table:table-cell>
          <table:table-cell table:style-name="Tabella2.F2" office:value-type="string">
            <text:p text:style-name="P80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9"><text:placeholder text:placeholder-type="text">&lt;"VETTORE: %s" %(o.default_carrier_id.name) if o.default_carrier_id else ''&gt;</text:placeholder></text:p>
            <text:p text:style-name="P69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0"/>
          </table:table-cell>
          <table:covered-table-cell/>
          <table:table-cell table:style-name="Tabella2.F2" table:number-rows-spanned="2" office:value-type="string">
            <text:p text:style-name="P49"/>
          </table:table-cell>
        </table:table-row>
        <table:table-row table:style-name="Tabella2.5">
          <table:table-cell table:style-name="Tabella2.A4" table:number-columns-spanned="2" office:value-type="string">
            <text:p text:style-name="P26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7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4" office:value-type="string">
            <text:p text:style-name="P46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7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4">DATA INIZIO TRASP. / DATE OF TAKING OVER</text:p>
          </table:table-cell>
          <table:covered-table-cell/>
          <table:table-cell table:style-name="Tabella2.F2" office:value-type="string">
            <text:p text:style-name="P43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8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9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50"><text:placeholder text:placeholder-type="text">&lt;o.goods_description_id.name&gt;</text:placeholder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4"><text:span text:style-name="MT5">R.E.A. n. </text:span><text:span text:style-name="MT5"><text:placeholder text:placeholder-type="text">&lt;company.header_rea&gt;</text:placeholder></text:span></text:p>
              <text:p text:style-name="MP15"><text:span text:style-name="MT5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8T16:00:39.566797204</dc:date>
    <meta:editing-duration>P6DT46M50S</meta:editing-duration>
    <meta:editing-cycles>770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9" meta:word-count="292" meta:character-count="2939" meta:non-whitespace-character-count="2729"/>
    <meta:user-defined meta:name="Info 1"/>
    <meta:user-defined meta:name="Info 2"/>
    <meta:user-defined meta:name="Info 3"/>
    <meta:user-defined meta:name="Info 4"/>
  </office:meta>
</office:document-meta>
</file>